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049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049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049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049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049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049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049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049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049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049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049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049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049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049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049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049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049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uriz Guadalupe  Caldea Castillo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11/200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123609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uro Guadalupe  Caldea Ced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519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2.51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3" meta:non-whitespace-character-count="1003"/>
    <meta:template xlink:type="simple" xlink:actuate="onRequest" xlink:title="Normal" xlink:href=""/>
  </office:meta>
</office:document-meta>
</file>